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wo_20_columns-title">
      <style:graphic-properties draw:auto-grow-height="true" fo:min-height="1.8cm"/>
      <style:paragraph-properties style:writing-mode="lr-tb"/>
    </style:style>
    <style:style style:name="pr4" style:family="presentation" style:parent-style-name="Two_20_columns-outline1">
      <style:graphic-properties fo:min-height="9.135cm"/>
      <style:paragraph-properties style:writing-mode="lr-tb"/>
    </style:style>
    <style:style style:name="pr5" style:family="presentation" style:parent-style-name="Two_20_columns-outline1">
      <style:graphic-properties draw:textarea-vertical-align="middle" fo:min-height="9.135cm"/>
      <style:paragraph-properties style:writing-mode="lr-tb"/>
    </style:style>
    <style:style style:name="pr6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wo_20_columns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.5cm" fo:margin-bottom="0cm" fo:line-height="100%" fo:text-indent="0cm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margin-top="0cm" fo:margin-bottom="0cm" style:writing-mode="lr-tb"/>
      <style:text-properties style:font-name="DejaVu Sans Mono" fo:font-size="14pt" style:font-size-asian="14pt" style:font-size-complex="14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top="0.7cm" fo:margin-bottom="0.2cm"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style:writing-mode="lr-tb"/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DejaVu Sans Mono"/>
    </style:style>
    <style:style style:name="T5" style:family="text">
      <style:text-properties fo:color="#808080" loext:opacity="100%" style:font-name="DejaVu Sans Mono" fo:font-size="14pt" style:font-size-asian="14pt" style:font-size-complex="14pt"/>
    </style:style>
    <style:style style:name="T6" style:family="text">
      <style:text-properties fo:color="#808080" loext:opacity="100%" style:font-name="DejaVu Sans Mono" fo:font-size="14pt" fo:background-color="#ffffff" style:font-size-asian="14pt" style:font-size-complex="14pt"/>
    </style:style>
    <style:style style:name="T7" style:family="text">
      <style:text-properties fo:color="#808080" loext:opacity="100%" style:font-name="DejaVu Sans Mono" fo:font-size="14pt" fo:background-color="transparent" style:font-size-asian="14pt" style:font-size-complex="14pt"/>
    </style:style>
    <style:style style:name="T8" style:family="text">
      <style:text-properties style:font-name="DejaVu Sans Mono"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use-window-font-color="true" loext:opacity="0%" style:font-name="DejaVu Sans Mono" fo:font-size="14pt" style:font-size-asian="14pt" style:font-size-complex="14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loext:opacity="10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DejaVu Sans Mono" fo:font-size="14pt" fo:background-color="#ffffff" style:font-size-asian="14pt" style:font-size-complex="14pt"/>
    </style:style>
    <style:style style:name="T14" style:family="text">
      <style:text-properties style:font-name="Liberation Sans2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0000" loext:opacity="100%" style:font-name="DejaVu Sans Mono" fo:font-size="14pt" style:font-size-asian="14pt" style:font-size-complex="14pt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SAÉ 1.01 - Maquette Sudoku</text:p>
          </draw:text-box>
        </draw:frame>
        <draw:frame draw:style-name="gr1" draw:text-style-name="P2" draw:layer="layout" svg:width="9cm" svg:height="0.962cm" svg:x="19.5cm" svg:y="13.838cm">
          <draw:text-box>
            <text:p><text:span text:style-name="T1">Bardini Raphaël - 1C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ffichage général</text:p>
          </draw:text-box>
        </draw:frame>
        <draw:frame presentation:style-name="pr4" draw:text-style-name="P1" draw:layer="layout" svg:width="12.5cm" svg:height="11cm" svg:x="14.5cm" svg:y="3cm" presentation:class="outline" presentation:user-transformed="true">
          <draw:text-box>
            <text:p text:style-name="P4"><text:span text:style-name="T2">Taille grille</text:span><text:span text:style-name="T3"> </text:span>: 9 blocs de 3x3 cases<text:line-break/></text:p>
            <text:p text:style-name="P4"><text:span text:style-name="T2">Numérotation des cases</text:span> : style « bataille navale »</text:p>
            <text:p text:style-name="P4"/>
            <text:p text:style-name="P4">Case actuellement sélectionnée mise en surbrillance</text:p>
            <text:p text:style-name="P4"/>
            <text:p text:style-name="P4">Potentielle <text:span text:style-name="T2">sortie</text:span> d’une commande affichée entre la commande et la grille</text:p>
            <text:p text:style-name="P4"/>
            <text:p text:style-name="P5">« <text:span text:style-name="T4">&gt;</text:span> » indique à l’utilisateur d’entrer une commande.</text:p>
          </draw:text-box>
        </draw:frame>
        <draw:frame presentation:style-name="pr5" draw:text-style-name="P7" draw:layer="layout" svg:width="12.1cm" svg:height="11.5cm" svg:x="1.4cm" svg:y="2.5cm" presentation:class="outline" presentation:user-transformed="true">
          <draw:text-box>
            <text:p text:style-name="P6"><text:span text:style-name="T5"><text:s text:c="3"/></text:span><text:span text:style-name="T5">1 2 3 4 5 6 7 8 9</text:span></text:p>
            <text:p text:style-name="P6"><text:span text:style-name="T5"><text:s text:c="2"/>┏━┯━┯━┳━┯━┯━┳━┯━┯━┓</text:span></text:p>
            <text:p text:style-name="P6"><text:span text:style-name="T5">A ┃</text:span><text:span text:style-name="T6">8</text:span><text:span text:style-name="T5">│6│ ┃ │1│3┃7│ │ ┃</text:span></text:p>
            <text:p text:style-name="P6"><text:span text:style-name="T5"><text:s text:c="2"/>┠─┼─┼─╂─┼─┼─╂─┼─┼─┨</text:span></text:p>
            <text:p text:style-name="P6"><text:span text:style-name="T5">B ┃ │ │3┃ │ │ ┃ │ │ ┃</text:span></text:p>
            <text:p text:style-name="P6"><text:span text:style-name="T5"><text:s text:c="2"/>┠─┼─┼─╂─┼─┼─╂─┼─┼─┨</text:span></text:p>
            <text:p text:style-name="P6"><text:span text:style-name="T5">C ┃ │ │1┃2│5│ ┃3│ │ ┃</text:span></text:p>
            <text:p text:style-name="P6"><text:span text:style-name="T5"><text:s text:c="2"/>┣━┿━┿━╋━┿━┿━╋━┿━┿━┫</text:span></text:p>
            <text:p text:style-name="P6"><text:span text:style-name="T5">D ┃5│ │ ┃ │7│9┃ │1│ ┃</text:span></text:p>
            <text:p text:style-name="P6"><text:span text:style-name="T5"><text:s text:c="2"/>┠─┼─┼─╂─┼─┼─╂─┼─┼─┨</text:span></text:p>
            <text:p text:style-name="P6"><text:span text:style-name="T5">E ┃4│ │ ┃ │ │2┃ │5│ ┃</text:span></text:p>
            <text:p text:style-name="P6"><text:span text:style-name="T5"><text:s text:c="2"/>┠─┼─┼─╂─┼─┼─╂─┼─┼─┨</text:span></text:p>
            <text:p text:style-name="P6"><text:span text:style-name="T5">F ┃9│ │2┃5│3│ ┃4│ │ ┃</text:span></text:p>
            <text:p text:style-name="P6"><text:span text:style-name="T5"><text:s text:c="2"/>┣━┿━┿━╋━┿━┿━╋━┿━┿━┫</text:span></text:p>
            <text:p text:style-name="P6"><text:span text:style-name="T5">G ┃</text:span><text:span text:style-name="T7"> </text:span><text:span text:style-name="T5">│ │ ┃ │ │ ┃1│8│7┃</text:span></text:p>
            <text:p text:style-name="P6"><text:span text:style-name="T5"><text:s text:c="2"/>┠─┼─┼─╂─┼─┼─╂─┼─┼─┨</text:span></text:p>
            <text:p text:style-name="P6"><text:span text:style-name="T5">H ┃ │ │ ┃7│ │ ┃ │ │ ┃</text:span></text:p>
            <text:p text:style-name="P6"><text:span text:style-name="T5"><text:s text:c="2"/>┠─┼─┼─╂─┼─┼─╂─┼─┼─┨</text:span></text:p>
            <text:p text:style-name="P6"><text:span text:style-name="T5">I ┃ │ │4┃ │9│ ┃ │2│5┃</text:span></text:p>
            <text:p text:style-name="P6"><text:span text:style-name="T5"><text:s text:c="2"/>┗━┷━┷━┻━┷━┷━┻━┷━┷━┛</text:span></text:p>
            <text:p text:style-name="P6"><text:span text:style-name="T5"/></text:p>
            <text:p text:style-name="P6"><text:span text:style-name="T8">&gt; commande</text:span></text:p>
            <text:p text:style-name="P6"><text:span text:style-name="T8"/></text:p>
            <text:p text:style-name="P6"><text:span text:style-name="T8">sortie commande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Commandes</text:p>
          </draw:text-box>
        </draw:frame>
        <draw:frame presentation:style-name="pr5" draw:text-style-name="P7" draw:layer="layout" svg:width="12.1cm" svg:height="11.5cm" svg:x="1.4cm" svg:y="2.5cm" presentation:class="outline" presentation:user-transformed="true">
          <draw:text-box>
            <text:p text:style-name="P8"><text:span text:style-name="T8">help ------------------ Affiche ce message d'aide</text:span></text:p>
            <text:p text:style-name="P8"><text:span text:style-name="T8"/></text:p>
            <text:p text:style-name="P8"><text:span text:style-name="T8">mv {ligne} {colonne} -- Déplace le curseur à l’emplacement indiqué. Ex. : ‘G 1’</text:span></text:p>
            <text:p text:style-name="P8"><text:span text:style-name="T8"/></text:p>
            <text:p text:style-name="P8"><text:span text:style-name="T8">set {chiffre} --------- Définit le chiffre à la position actuelle. Ex. : 5</text:span></text:p>
            <text:p text:style-name="P8"><text:span text:style-name="T8"/></text:p>
            <text:p text:style-name="P8"><text:span text:style-name="T8">reset ----------------- Recommence de zéro (supprime tous les chiffres entrés)</text:span></text:p>
            <text:p text:style-name="P8"><text:span text:style-name="T8"/></text:p>
            <text:p text:style-name="P8"><text:span text:style-name="T8">rm -------------------- Supprime le chiffre à la position actuelle</text:span></text:p>
            <text:p text:style-name="P8"><text:span text:style-name="T8"/></text:p>
            <text:p text:style-name="P8"><text:span text:style-name="T8">exit ------------------ Quitte le programme</text:span></text:p>
          </draw:text-box>
        </draw:frame>
        <draw:frame presentation:style-name="pr4" draw:text-style-name="P1" draw:layer="layout" svg:width="12.5cm" svg:height="11cm" svg:x="14.5cm" svg:y="3cm" presentation:class="outline" presentation:user-transformed="true">
          <draw:text-box>
            <text:p>Message d’aide affiché par la commande <text:span text:style-name="T4">help</text:span></text:p>
            <text:p/>
            <text:p>Familiarité avec les commandes Unix</text:p>
            <text:p/>
            <text:p>Une commande peut prendre un certain nombre d’<text:span text:style-name="T2">arguments</text:span><text:span text:style-name="T3"> séparés par des espaces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2T3">
        <office:forms form:automatic-focus="false" form:apply-design-mode="false"/>
        <draw:frame presentation:style-name="pr4" draw:text-style-name="P1" draw:layer="layout" svg:width="12.5cm" svg:height="11cm" svg:x="14.5cm" svg:y="3cm" presentation:class="outline" presentation:user-transformed="true">
          <draw:text-box>
            <text:p>Position indiquée par deux arguments : ligne puis colonne</text:p>
            <text:p/>
            <text:p>Caractères alphanumériques uniquement</text:p>
            <text:p/>
            <text:p>Lettre : minuscule ou majuscule, c’est son ordre dans l’alphabet qui est utilisé.</text:p>
          </draw:text-box>
        </draw:frame>
        <draw:frame presentation:style-name="pr3" draw:text-style-name="P1" draw:layer="layout" svg:width="26.5cm" svg:height="1.813cm" svg:x="0.4cm" svg:y="0.194cm" presentation:class="title" presentation:user-transformed="true">
          <draw:text-box>
            <text:p>Commande <text:span text:style-name="T4">mv</text:span></text:p>
          </draw:text-box>
        </draw:frame>
        <draw:frame presentation:style-name="pr5" draw:text-style-name="P7" draw:layer="layout" svg:width="12.1cm" svg:height="11.5cm" svg:x="1.4cm" svg:y="2.5cm" presentation:class="outline" presentation:user-transformed="true">
          <draw:text-box>
            <text:p text:style-name="P8"><text:span text:style-name="T9">Ces quatre commandes déplacent la sélection à la case située à la 3ème ligne, 1ère colonne :</text:span></text:p>
            <text:p text:style-name="P8"><text:span text:style-name="T9"/></text:p>
            <text:p text:style-name="P8"><text:span text:style-name="T8">&gt; mv 3 1</text:span></text:p>
            <text:p text:style-name="P8"><text:span text:style-name="T8"/></text:p>
            <text:p text:style-name="P8"><text:span text:style-name="T8">&gt; mv 3 A</text:span></text:p>
            <text:p text:style-name="P8"><text:span text:style-name="T8"/></text:p>
            <text:p text:style-name="P8"><text:span text:style-name="T8">&gt; mv C 1</text:span></text:p>
            <text:p text:style-name="P8"><text:span text:style-name="T8"/></text:p>
            <text:p text:style-name="P8"><text:span text:style-name="T8">&gt; mv C A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Déroulement d’une partie</text:p>
          </draw:text-box>
        </draw:frame>
        <draw:frame presentation:style-name="pr4" draw:text-style-name="P1" draw:layer="layout" svg:width="12.5cm" svg:height="11cm" svg:x="14.5cm" svg:y="3cm" presentation:class="outline" presentation:user-transformed="true">
          <draw:text-box>
            <text:list text:style-name="L3">
              <text:list-item>
                <text:p><text:s/>Affichage de la grille</text:p>
              </text:list-item>
              <text:list-item>
                <text:p><text:s/>Demande d’une commande</text:p>
              </text:list-item>
              <text:list-item>
                <text:p><text:s/>Affichage de la sortie de la commande</text:p>
              </text:list-item>
              <text:list-item>
                <text:p><text:s/>On recommence jusqu’à ce que la grille soit complète et valide ou que le joueur abandonne.</text:p>
              </text:list-item>
            </text:list>
          </draw:text-box>
        </draw:frame>
        <draw:frame presentation:style-name="pr5" draw:text-style-name="P7" draw:layer="layout" svg:width="12.1cm" svg:height="11.5cm" svg:x="1.4cm" svg:y="2.5cm" presentation:class="outline" presentation:user-transformed="true">
          <draw:text-box>
            <text:p text:style-name="P8"><text:span text:style-name="T8">&gt; mv G 1</text:span></text:p>
            <text:p text:style-name="P8"><text:span text:style-name="T8"/></text:p>
            <text:p text:style-name="P8"><text:span text:style-name="T5"><text:s text:c="3"/></text:span><text:span text:style-name="T10">1 2 3 4 5 6 7 8 9</text:span></text:p>
            <text:p text:style-name="P8"><text:span text:style-name="T5"><text:s text:c="2"/>┏━┯━┯━┳━┯━┯━┳━┯━┯━┓</text:span></text:p>
            <text:p text:style-name="P8"><text:span text:style-name="T10">A</text:span><text:span text:style-name="T5"> ┃8│6│ ┃ │1│3┃7│ │ ┃</text:span></text:p>
            <text:p text:style-name="P8"><text:span text:style-name="T5"><text:s text:c="2"/>┠─┼─┼─╂─┼─┼─╂─┼─┼─┨</text:span></text:p>
            <text:p text:style-name="P8"><text:span text:style-name="T10">B</text:span><text:span text:style-name="T5"> ┃ │ │3┃ │ │ ┃ │ │ ┃</text:span></text:p>
            <text:p text:style-name="P8"><text:span text:style-name="T5"><text:s text:c="2"/>┠─┼─┼─╂─┼─┼─╂─┼─┼─┨</text:span></text:p>
            <text:p text:style-name="P8"><text:span text:style-name="T10">C</text:span><text:span text:style-name="T5"> ┃ │ │1┃2│5│ ┃3│ │ ┃</text:span></text:p>
            <text:p text:style-name="P8"><text:span text:style-name="T5"><text:s text:c="2"/>┣━┿━┿━╋━┿━┿━╋━┿━┿━┫</text:span></text:p>
            <text:p text:style-name="P8"><text:span text:style-name="T10">D</text:span><text:span text:style-name="T5"> ┃5│ │ ┃ │7│9┃ │1│ ┃</text:span></text:p>
            <text:p text:style-name="P8"><text:span text:style-name="T5"><text:s text:c="2"/>┠─┼─┼─╂─┼─┼─╂─┼─┼─┨</text:span></text:p>
            <text:p text:style-name="P8"><text:span text:style-name="T10">E</text:span><text:span text:style-name="T5"> ┃4│ │ ┃ │ │2┃ │5│ ┃</text:span></text:p>
            <text:p text:style-name="P8"><text:span text:style-name="T5"><text:s text:c="2"/>┠─┼─┼─╂─┼─┼─╂─┼─┼─┨</text:span></text:p>
            <text:p text:style-name="P8"><text:span text:style-name="T10">F</text:span><text:span text:style-name="T5"> ┃9│ │2┃5│3│ ┃4│ │ ┃</text:span></text:p>
            <text:p text:style-name="P8"><text:span text:style-name="T5"><text:s text:c="2"/>┣━┿━┿━╋━┿━┿━╋━┿━┿━┫</text:span></text:p>
            <text:p text:style-name="P8"><text:span text:style-name="T10">G</text:span><text:span text:style-name="T5"> ┃</text:span><text:span text:style-name="T6"> </text:span><text:span text:style-name="T5">│ │ ┃ │ │ ┃1│8│7┃</text:span></text:p>
            <text:p text:style-name="P8"><text:span text:style-name="T5"><text:s text:c="2"/>┠─┼─┼─╂─┼─┼─╂─┼─┼─┨</text:span></text:p>
            <text:p text:style-name="P8"><text:span text:style-name="T10">H</text:span><text:span text:style-name="T5"> ┃ │ │ ┃7│ │ ┃ │ │ ┃</text:span></text:p>
            <text:p text:style-name="P8"><text:span text:style-name="T5"><text:s text:c="2"/>┠─┼─┼─╂─┼─┼─╂─┼─┼─┨</text:span></text:p>
            <text:p text:style-name="P8"><text:span text:style-name="T10">I</text:span><text:span text:style-name="T5"> ┃ │ │4┃ │9│ ┃ │2│5┃</text:span></text:p>
            <text:p text:style-name="P8"><text:span text:style-name="T5"><text:s text:c="2"/>┗━┷━┷━┻━┷━┷━┻━┷━┷━┛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jout d’un chiffre</text:p>
          </draw:text-box>
        </draw:frame>
        <draw:frame presentation:style-name="pr4" draw:text-style-name="P1" draw:layer="layout" svg:width="12.5cm" svg:height="11cm" svg:x="14.5cm" svg:y="3cm" presentation:class="outline" presentation:user-transformed="true">
          <draw:text-box>
            <text:p>Utilisation de la commande <text:span text:style-name="T4">set</text:span></text:p>
            <text:p><text:span text:style-name="T4"/></text:p>
            <text:p>1 argument : le chiffre à définir. Compris entre 1 et 9.</text:p>
          </draw:text-box>
        </draw:frame>
        <draw:frame presentation:style-name="pr5" draw:text-style-name="P7" draw:layer="layout" svg:width="12.6cm" svg:height="11.5cm" svg:x="1.4cm" svg:y="2.5cm" presentation:class="outline" presentation:user-transformed="true">
          <draw:text-box>
            <text:p text:style-name="P8"><text:span text:style-name="T8">&gt; set 6</text:span></text:p>
            <text:p text:style-name="P8"><text:span text:style-name="T8"/></text:p>
            <text:p text:style-name="P8"><text:span text:style-name="T5"><text:s text:c="3"/></text:span><text:span text:style-name="T10">1 2 3 4 5 6 7 8 9</text:span></text:p>
            <text:p text:style-name="P8"><text:span text:style-name="T5"><text:s text:c="2"/>┏━┯━┯━┳━┯━┯━┳━┯━┯━┓</text:span></text:p>
            <text:p text:style-name="P8"><text:span text:style-name="T10">A</text:span><text:span text:style-name="T5"> ┃8│6│ ┃ │1│3┃7│ │ ┃</text:span></text:p>
            <text:p text:style-name="P8"><text:span text:style-name="T5"><text:s text:c="2"/>┠─┼─┼─╂─┼─┼─╂─┼─┼─┨</text:span></text:p>
            <text:p text:style-name="P8"><text:span text:style-name="T10">B</text:span><text:span text:style-name="T5"> ┃ │ │3┃ │ │ ┃ │ │ ┃</text:span></text:p>
            <text:p text:style-name="P8"><text:span text:style-name="T5"><text:s text:c="2"/>┠─┼─┼─╂─┼─┼─╂─┼─┼─┨</text:span></text:p>
            <text:p text:style-name="P8"><text:span text:style-name="T10">C</text:span><text:span text:style-name="T5"> ┃ │ │1┃2│5│ ┃3│ │ ┃</text:span></text:p>
            <text:p text:style-name="P8"><text:span text:style-name="T5"><text:s text:c="2"/>┣━┿━┿━╋━┿━┿━╋━┿━┿━┫</text:span></text:p>
            <text:p text:style-name="P8"><text:span text:style-name="T10">D</text:span><text:span text:style-name="T5"> ┃5│ │ ┃ │7│9┃ │1│ ┃</text:span></text:p>
            <text:p text:style-name="P8"><text:span text:style-name="T5"><text:s text:c="2"/>┠─┼─┼─╂─┼─┼─╂─┼─┼─┨</text:span></text:p>
            <text:p text:style-name="P8"><text:span text:style-name="T10">E</text:span><text:span text:style-name="T5"> ┃4│ │ ┃ │ │2┃ │5│ ┃</text:span></text:p>
            <text:p text:style-name="P8"><text:span text:style-name="T5"><text:s text:c="2"/>┠─┼─┼─╂─┼─┼─╂─┼─┼─┨</text:span></text:p>
            <text:p text:style-name="P8"><text:span text:style-name="T10">F</text:span><text:span text:style-name="T5"> ┃9│ │2┃5│3│ ┃4│ │ ┃</text:span></text:p>
            <text:p text:style-name="P8"><text:span text:style-name="T5"><text:s text:c="2"/>┣━┿━┿━╋━┿━┿━╋━┿━┿━┫</text:span></text:p>
            <text:p text:style-name="P8"><text:span text:style-name="T11">G</text:span><text:span text:style-name="T12"> ┃</text:span><text:span text:style-name="T13">6</text:span><text:span text:style-name="T5">│ │ ┃ │ │ ┃1│8│7┃</text:span></text:p>
            <text:p text:style-name="P8"><text:span text:style-name="T5"><text:s text:c="2"/>┠─┼─┼─╂─┼─┼─╂─┼─┼─┨</text:span></text:p>
            <text:p text:style-name="P8"><text:span text:style-name="T10">H</text:span><text:span text:style-name="T5"> ┃ │ │ ┃7│ │ ┃ │ │ ┃</text:span></text:p>
            <text:p text:style-name="P8"><text:span text:style-name="T5"><text:s text:c="2"/>┠─┼─┼─╂─┼─┼─╂─┼─┼─┨</text:span></text:p>
            <text:p text:style-name="P8"><text:span text:style-name="T10">I</text:span><text:span text:style-name="T5"> ┃ │ │4┃ │9│ ┃ │2│5┃</text:span></text:p>
            <text:p text:style-name="P8"><text:span text:style-name="T5"><text:s text:c="2"/>┗━┷━┷━┻━┷━┷━┻━┷━┷━┛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Déroulement de la partie</text:p>
          </draw:text-box>
        </draw:frame>
        <draw:frame presentation:style-name="pr4" draw:text-style-name="P1" draw:layer="layout" svg:width="12.5cm" svg:height="11cm" svg:x="14.5cm" svg:y="3cm" presentation:class="outline" presentation:user-transformed="true">
          <draw:text-box>
            <text:p>Chiffres ajoutés par le joueur affichés en blanc</text:p>
            <text:p/>
            <text:p>Contraste avec les chiffres initiaux et la structure de la grille affichés en gris.</text:p>
          </draw:text-box>
        </draw:frame>
        <draw:frame presentation:style-name="pr5" draw:text-style-name="P7" draw:layer="layout" svg:width="12.6cm" svg:height="11.5cm" svg:x="1.4cm" svg:y="2.5cm" presentation:class="outline" presentation:user-transformed="true">
          <draw:text-box>
            <text:p text:style-name="P10"><text:span text:style-name="T8">&gt; set 1</text:span></text:p>
            <text:p text:style-name="P10"><text:span text:style-name="T8"/></text:p>
            <text:p text:style-name="P10"><text:span text:style-name="T5"><text:s text:c="3"/></text:span><text:span text:style-name="T10">1 2 3 4 5 6 7 8 9</text:span></text:p>
            <text:p text:style-name="P10"><text:span text:style-name="T5"><text:s text:c="2"/>┏━┯━┯━┳━┯━┯━┳━┯━┯━┓</text:span></text:p>
            <text:p text:style-name="P10"><text:span text:style-name="T10">A</text:span><text:span text:style-name="T5"> ┃8│6│</text:span><text:span text:style-name="T10">5</text:span><text:span text:style-name="T5">┃</text:span><text:span text:style-name="T10">9</text:span><text:span text:style-name="T5">│1│3┃7│</text:span><text:span text:style-name="T10">4</text:span><text:span text:style-name="T5">│</text:span><text:span text:style-name="T10">2</text:span><text:span text:style-name="T5">┃</text:span></text:p>
            <text:p text:style-name="P10"><text:span text:style-name="T5"><text:s text:c="2"/>┠─┼─┼─╂─┼─┼─╂─┼─┼─┨</text:span></text:p>
            <text:p text:style-name="P10"><text:span text:style-name="T10">B</text:span><text:span text:style-name="T5"> ┃</text:span><text:span text:style-name="T10">2</text:span><text:span text:style-name="T5">│</text:span><text:span text:style-name="T10">4</text:span><text:span text:style-name="T5">│3┃</text:span><text:span text:style-name="T10">6</text:span><text:span text:style-name="T5">│</text:span><text:span text:style-name="T10">8</text:span><text:span text:style-name="T5">│</text:span><text:span text:style-name="T10">7</text:span><text:span text:style-name="T5">┃</text:span><text:span text:style-name="T10">5</text:span><text:span text:style-name="T5">│</text:span><text:span text:style-name="T10">9</text:span><text:span text:style-name="T5">│</text:span><text:span text:style-name="T10">1</text:span><text:span text:style-name="T5">┃</text:span></text:p>
            <text:p text:style-name="P10"><text:span text:style-name="T5"><text:s text:c="2"/>┠─┼─┼─╂─┼─┼─╂─┼─┼─┨</text:span></text:p>
            <text:p text:style-name="P10"><text:span text:style-name="T10">C</text:span><text:span text:style-name="T5"> ┃</text:span><text:span text:style-name="T10">7</text:span><text:span text:style-name="T5">│</text:span><text:span text:style-name="T10">9</text:span><text:span text:style-name="T5">│1┃2│5│</text:span><text:span text:style-name="T10">4</text:span><text:span text:style-name="T5">┃3│</text:span><text:span text:style-name="T10">6</text:span><text:span text:style-name="T5">│</text:span><text:span text:style-name="T10">8</text:span><text:span text:style-name="T5">┃</text:span></text:p>
            <text:p text:style-name="P10"><text:span text:style-name="T5"><text:s text:c="2"/>┣━┿━┿━╋━┿━┿━╋━┿━┿━┫</text:span></text:p>
            <text:p text:style-name="P10"><text:span text:style-name="T10">D</text:span><text:span text:style-name="T5"> ┃5│</text:span><text:span text:style-name="T10">8</text:span><text:span text:style-name="T5">│</text:span><text:span text:style-name="T10">6</text:span><text:span text:style-name="T5">┃</text:span><text:span text:style-name="T10">4</text:span><text:span text:style-name="T5">│7│9┃</text:span><text:span text:style-name="T10">2</text:span><text:span text:style-name="T5">│1│</text:span><text:span text:style-name="T10">3</text:span><text:span text:style-name="T5">┃</text:span></text:p>
            <text:p text:style-name="P10"><text:span text:style-name="T5"><text:s text:c="2"/>┠─┼─┼─╂─┼─┼─╂─┼─┼─┨</text:span></text:p>
            <text:p text:style-name="P10"><text:span text:style-name="T10">E</text:span><text:span text:style-name="T5"> ┃4│</text:span><text:span text:style-name="T10">3</text:span><text:span text:style-name="T5">│</text:span><text:span text:style-name="T10">7</text:span><text:span text:style-name="T5">┃</text:span><text:span text:style-name="T10">1</text:span><text:span text:style-name="T5">│</text:span><text:span text:style-name="T10">6</text:span><text:span text:style-name="T5">│2┃</text:span><text:span text:style-name="T10">8</text:span><text:span text:style-name="T5">│5│</text:span><text:span text:style-name="T10">9</text:span><text:span text:style-name="T5">┃</text:span></text:p>
            <text:p text:style-name="P10"><text:span text:style-name="T5"><text:s text:c="2"/>┠─┼─┼─╂─┼─┼─╂─┼─┼─┨</text:span></text:p>
            <text:p text:style-name="P10"><text:span text:style-name="T10">F</text:span><text:span text:style-name="T5"> ┃9│</text:span><text:span text:style-name="T10">1</text:span><text:span text:style-name="T5">│2┃5│3│</text:span><text:span text:style-name="T10">8</text:span><text:span text:style-name="T5">┃4│</text:span><text:span text:style-name="T10">7</text:span><text:span text:style-name="T5">│</text:span><text:span text:style-name="T10">6</text:span><text:span text:style-name="T5">┃</text:span></text:p>
            <text:p text:style-name="P10"><text:span text:style-name="T5"><text:s text:c="2"/>┣━┿━┿━╋━┿━┿━╋━┿━┿━┫</text:span></text:p>
            <text:p text:style-name="P10"><text:span text:style-name="T10">G</text:span><text:span text:style-name="T5"> ┃</text:span><text:span text:style-name="T10">6</text:span><text:span text:style-name="T5">│</text:span><text:span text:style-name="T10">2</text:span><text:span text:style-name="T5">│</text:span><text:span text:style-name="T10">9</text:span><text:span text:style-name="T5">┃</text:span><text:span text:style-name="T10">3</text:span><text:span text:style-name="T5">│</text:span><text:span text:style-name="T10">4</text:span><text:span text:style-name="T5">│</text:span><text:span text:style-name="T10">5</text:span><text:span text:style-name="T5">┃1│8│7┃</text:span></text:p>
            <text:p text:style-name="P10"><text:span text:style-name="T5"><text:s text:c="2"/>┠─┼─┼─╂─┼─┼─╂─┼─┼─┨</text:span></text:p>
            <text:p text:style-name="P10"><text:span text:style-name="T10">H</text:span><text:span text:style-name="T5"> ┃</text:span><text:span text:style-name="T10">1</text:span><text:span text:style-name="T5">│</text:span><text:span text:style-name="T10">5</text:span><text:span text:style-name="T5">│</text:span><text:span text:style-name="T10">8</text:span><text:span text:style-name="T5">┃7│</text:span><text:span text:style-name="T10">2</text:span><text:span text:style-name="T5">│</text:span><text:span text:style-name="T10">6</text:span><text:span text:style-name="T5">┃</text:span><text:span text:style-name="T10">9</text:span><text:span text:style-name="T5">│</text:span><text:span text:style-name="T10">3</text:span><text:span text:style-name="T5">│</text:span><text:span text:style-name="T10">4</text:span><text:span text:style-name="T5">┃</text:span></text:p>
            <text:p text:style-name="P10"><text:span text:style-name="T5"><text:s text:c="2"/>┠─┼─┼─╂─┼─┼─╂─┼─┼─┨</text:span></text:p>
            <text:p text:style-name="P10"><text:span text:style-name="T10">I</text:span><text:span text:style-name="T5"> ┃</text:span><text:span text:style-name="T10">3</text:span><text:span text:style-name="T5">│</text:span><text:span text:style-name="T10">7</text:span><text:span text:style-name="T5">│4┃</text:span><text:span text:style-name="T10">8</text:span><text:span text:style-name="T5">│9│</text:span><text:span text:style-name="T13">1</text:span><text:span text:style-name="T5">┃</text:span><text:span text:style-name="T10">6</text:span><text:span text:style-name="T5">│2│5┃</text:span></text:p>
            <text:p text:style-name="P10"><text:span text:style-name="T5"><text:s text:c="2"/>┗━┷━┷━┻━┷━┷━┻━┷━┷━┛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in de partie : abandon</text:p>
          </draw:text-box>
        </draw:frame>
        <draw:frame presentation:style-name="pr5" draw:text-style-name="P7" draw:layer="layout" svg:width="12.297cm" svg:height="11.5cm" svg:x="1.4cm" svg:y="2.5cm" presentation:class="outline" presentation:user-transformed="true">
          <draw:text-box>
            <text:p text:style-name="P8"><text:span text:style-name="T8">&gt; exit</text:span></text:p>
            <text:p text:style-name="P8"><text:span text:style-name="T8"/></text:p>
            <text:p text:style-name="P8"><text:span text:style-name="T8">Au revoir !</text:span></text:p>
            <text:p text:style-name="P8"><text:span text:style-name="T8"/></text:p>
            <text:p text:style-name="P8"><text:span text:style-name="T14">(fin du programme)</text:span></text:p>
          </draw:text-box>
        </draw:frame>
        <draw:frame presentation:style-name="pr4" draw:text-style-name="P1" draw:layer="layout" svg:width="12.297cm" svg:height="12cm" svg:x="14.313cm" svg:y="2.5cm" presentation:class="outline" presentation:user-transformed="true">
          <draw:text-box>
            <text:p><text:span text:style-name="T4">exit</text:span> (abandon) : quitte immédiatement le programme.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in de partie : victoire</text:p>
          </draw:text-box>
        </draw:frame>
        <draw:frame presentation:style-name="pr7" draw:text-style-name="P8" draw:layer="layout" svg:width="12.297cm" svg:height="11.5cm" svg:x="1.4cm" svg:y="2.5cm" presentation:class="outline" presentation:user-transformed="true">
          <draw:text-box>
            <text:p text:style-name="P8"><text:span text:style-name="T8">&gt; set 5</text:span></text:p>
            <text:p text:style-name="P8"><text:span text:style-name="T8"/></text:p>
            <text:p text:style-name="P8"><text:span text:style-name="T5"><text:s text:c="3"/></text:span><text:span text:style-name="T10">1 2 3 4 5 6 7 8 9</text:span></text:p>
            <text:p text:style-name="P8"><text:span text:style-name="T5"><text:s text:c="2"/>┏━┯━┯━┳━┯━┯━┳━┯━┯━┓</text:span></text:p>
            <text:p text:style-name="P8"><text:span text:style-name="T10">A</text:span><text:span text:style-name="T5"> ┃8│6│</text:span><text:span text:style-name="T10">5</text:span><text:span text:style-name="T5">┃</text:span><text:span text:style-name="T10">9</text:span><text:span text:style-name="T5">│1│3┃7│</text:span><text:span text:style-name="T10">4</text:span><text:span text:style-name="T5">│</text:span><text:span text:style-name="T10">2</text:span><text:span text:style-name="T5">┃</text:span></text:p>
            <text:p text:style-name="P8"><text:span text:style-name="T5"><text:s text:c="2"/>┠─┼─┼─╂─┼─┼─╂─┼─┼─┨</text:span></text:p>
            <text:p text:style-name="P8"><text:span text:style-name="T10">B</text:span><text:span text:style-name="T5"> ┃</text:span><text:span text:style-name="T10">2</text:span><text:span text:style-name="T5">│</text:span><text:span text:style-name="T10">4</text:span><text:span text:style-name="T5">│3┃</text:span><text:span text:style-name="T10">6</text:span><text:span text:style-name="T5">│</text:span><text:span text:style-name="T10">8</text:span><text:span text:style-name="T5">│</text:span><text:span text:style-name="T10">7</text:span><text:span text:style-name="T5">┃</text:span><text:span text:style-name="T10">5</text:span><text:span text:style-name="T5">│</text:span><text:span text:style-name="T10">9</text:span><text:span text:style-name="T5">│</text:span><text:span text:style-name="T10">1</text:span><text:span text:style-name="T5">┃</text:span></text:p>
            <text:p text:style-name="P8"><text:span text:style-name="T5"><text:s text:c="2"/>┠─┼─┼─╂─┼─┼─╂─┼─┼─┨</text:span></text:p>
            <text:p text:style-name="P8"><text:span text:style-name="T10">C</text:span><text:span text:style-name="T5"> ┃</text:span><text:span text:style-name="T10">7</text:span><text:span text:style-name="T5">│</text:span><text:span text:style-name="T10">9</text:span><text:span text:style-name="T5">│1┃2│5│</text:span><text:span text:style-name="T10">4</text:span><text:span text:style-name="T5">┃3│</text:span><text:span text:style-name="T10">6</text:span><text:span text:style-name="T5">│</text:span><text:span text:style-name="T10">8</text:span><text:span text:style-name="T5">┃</text:span></text:p>
            <text:p text:style-name="P8"><text:span text:style-name="T5"><text:s text:c="2"/>┣━┿━┿━╋━┿━┿━╋━┿━┿━┫</text:span></text:p>
            <text:p text:style-name="P8"><text:span text:style-name="T10">D</text:span><text:span text:style-name="T5"> ┃5│</text:span><text:span text:style-name="T10">8</text:span><text:span text:style-name="T5">│</text:span><text:span text:style-name="T10">6</text:span><text:span text:style-name="T5">┃</text:span><text:span text:style-name="T10">4</text:span><text:span text:style-name="T5">│7│9┃</text:span><text:span text:style-name="T10">2</text:span><text:span text:style-name="T5">│1│</text:span><text:span text:style-name="T10">3</text:span><text:span text:style-name="T5">┃</text:span></text:p>
            <text:p text:style-name="P8"><text:span text:style-name="T5"><text:s text:c="2"/>┠─┼─┼─╂─┼─┼─╂─┼─┼─┨</text:span></text:p>
            <text:p text:style-name="P8"><text:span text:style-name="T10">E</text:span><text:span text:style-name="T5"> ┃4│</text:span><text:span text:style-name="T10">3</text:span><text:span text:style-name="T5">│</text:span><text:span text:style-name="T10">7</text:span><text:span text:style-name="T5">┃</text:span><text:span text:style-name="T10">1</text:span><text:span text:style-name="T5">│</text:span><text:span text:style-name="T10">6</text:span><text:span text:style-name="T5">│2┃</text:span><text:span text:style-name="T10">8</text:span><text:span text:style-name="T5">│5│</text:span><text:span text:style-name="T10">9</text:span><text:span text:style-name="T5">┃</text:span></text:p>
            <text:p text:style-name="P8"><text:span text:style-name="T5"><text:s text:c="2"/>┠─┼─┼─╂─┼─┼─╂─┼─┼─┨</text:span></text:p>
            <text:p text:style-name="P8"><text:span text:style-name="T10">F</text:span><text:span text:style-name="T5"> ┃9│</text:span><text:span text:style-name="T10">1</text:span><text:span text:style-name="T5">│2┃5│3│</text:span><text:span text:style-name="T10">8</text:span><text:span text:style-name="T5">┃4│</text:span><text:span text:style-name="T10">7</text:span><text:span text:style-name="T5">│</text:span><text:span text:style-name="T10">6</text:span><text:span text:style-name="T5">┃</text:span></text:p>
            <text:p text:style-name="P8"><text:span text:style-name="T5"><text:s text:c="2"/>┣━┿━┿━╋━┿━┿━╋━┿━┿━┫</text:span></text:p>
            <text:p text:style-name="P8"><text:span text:style-name="T11">G</text:span><text:span text:style-name="T12"> ┃</text:span><text:span text:style-name="T11">6</text:span><text:span text:style-name="T5">│</text:span><text:span text:style-name="T10">2</text:span><text:span text:style-name="T5">│</text:span><text:span text:style-name="T10">9</text:span><text:span text:style-name="T5">┃</text:span><text:span text:style-name="T10">3</text:span><text:span text:style-name="T5">│</text:span><text:span text:style-name="T10">4</text:span><text:span text:style-name="T5">│</text:span><text:span text:style-name="T13">5</text:span><text:span text:style-name="T5">┃1│8│7┃</text:span></text:p>
            <text:p text:style-name="P8"><text:span text:style-name="T5"><text:s text:c="2"/>┠─┼─┼─╂─┼─┼─╂─┼─┼─┨</text:span></text:p>
            <text:p text:style-name="P8"><text:span text:style-name="T10">H</text:span><text:span text:style-name="T5"> ┃</text:span><text:span text:style-name="T10">1</text:span><text:span text:style-name="T5">│</text:span><text:span text:style-name="T10">5</text:span><text:span text:style-name="T5">│</text:span><text:span text:style-name="T10">8</text:span><text:span text:style-name="T5">┃7│</text:span><text:span text:style-name="T10">2</text:span><text:span text:style-name="T5">│</text:span><text:span text:style-name="T10">6</text:span><text:span text:style-name="T5">┃</text:span><text:span text:style-name="T10">9</text:span><text:span text:style-name="T5">│</text:span><text:span text:style-name="T10">3</text:span><text:span text:style-name="T5">│</text:span><text:span text:style-name="T10">4</text:span><text:span text:style-name="T5">┃</text:span></text:p>
            <text:p text:style-name="P8"><text:span text:style-name="T5"><text:s text:c="2"/>┠─┼─┼─╂─┼─┼─╂─┼─┼─┨</text:span></text:p>
            <text:p text:style-name="P8"><text:span text:style-name="T10">I</text:span><text:span text:style-name="T5"> ┃</text:span><text:span text:style-name="T10">3</text:span><text:span text:style-name="T5">│</text:span><text:span text:style-name="T10">7</text:span><text:span text:style-name="T5">│4┃</text:span><text:span text:style-name="T10">8</text:span><text:span text:style-name="T5">│9│</text:span><text:span text:style-name="T10">1</text:span><text:span text:style-name="T5">┃</text:span><text:span text:style-name="T10">6</text:span><text:span text:style-name="T5">│2│5┃</text:span></text:p>
            <text:p text:style-name="P8"><text:span text:style-name="T5"><text:s text:c="2"/>┗━┷━┷━┻━┷━┷━┻━┷━┷━┛</text:span></text:p>
            <text:p text:style-name="P8"><text:span text:style-name="T5"/></text:p>
            <text:p text:style-name="P8"><text:span text:style-name="T8">Bravo, vous avez gagné !</text:span></text:p>
            <text:p><text:span text:style-name="T15">(fin du programme)</text:span></text:p>
          </draw:text-box>
        </draw:frame>
        <draw:frame presentation:style-name="pr4" draw:text-style-name="P12" draw:layer="layout" svg:width="12.297cm" svg:height="12cm" svg:x="14.313cm" svg:y="2.5cm" presentation:class="outline" presentation:user-transformed="true">
          <draw:text-box>
            <text:p text:style-name="P11">Victoire : détection automatique</text:p>
            <text:p text:style-name="P11">Exemple : cas où il manque un 5 à la case G6 pour remporter la partie. 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Cas d’erreur généraux</text:p>
          </draw:text-box>
        </draw:frame>
        <draw:frame presentation:style-name="pr5" draw:text-style-name="P7" draw:layer="layout" svg:width="12.1cm" svg:height="11.5cm" svg:x="1.4cm" svg:y="2.5cm" presentation:class="outline" presentation:user-transformed="true">
          <draw:text-box>
            <text:p text:style-name="P8"><text:span text:style-name="T8">&gt; </text:span></text:p>
            <text:p text:style-name="P8"><text:span text:style-name="T16">Erreur </text:span><text:span text:style-name="T8">: commande inconnue</text:span></text:p>
            <text:p text:style-name="P8"><text:span text:style-name="T8"/></text:p>
            <text:p text:style-name="P8"><text:span text:style-name="T8">&gt; bonjour</text:span></text:p>
            <text:p text:style-name="P8"><text:span text:style-name="T16">Erreur </text:span><text:span text:style-name="T8">: commande inconnue</text:span></text:p>
            <text:p text:style-name="P8"><text:span text:style-name="T8"/></text:p>
            <text:p text:style-name="P8"><text:span text:style-name="T8">&gt; help 4</text:span></text:p>
            <text:p text:style-name="P8"><text:span text:style-name="T17">Erreur </text:span><text:span text:style-name="T11">: </text:span><text:span text:style-name="T8">trop d’arguments pour la commande (0 attendus, 1 reçus)</text:span></text:p>
            <text:p text:style-name="P8"><text:span text:style-name="T8"/></text:p>
            <text:p text:style-name="P8"><text:span text:style-name="T11">&gt; mv A B C</text:span><text:span text:style-name="T11"><text:line-break/></text:span><text:span text:style-name="T16">Erreur </text:span><text:span text:style-name="T8">: trop d’arguments pour la commande (2 attendus, 3 reçus)</text:span></text:p>
            <text:p text:style-name="P8"><text:span text:style-name="T8"/></text:p>
            <text:p text:style-name="P8"><text:span text:style-name="T8">&gt; mv G</text:span></text:p>
            <text:p text:style-name="P8"><text:span text:style-name="T16">Erreur </text:span><text:span text:style-name="T8">: pas assez d’arguments pour la commande (2 attendus, 1 reçus)</text:span></text:p>
            <text:p text:style-name="P8"><text:span text:style-name="T8"/></text:p>
            <text:p text:style-name="P8"><text:span text:style-name="T11">&gt; set</text:span><text:span text:style-name="T11"><text:line-break/></text:span><text:span text:style-name="T16">Erreur </text:span><text:span text:style-name="T8">: pas assez d’arguments pour la commande (1 attendus, 0 reçus)</text:span></text:p>
          </draw:text-box>
        </draw:frame>
        <draw:frame presentation:style-name="pr4" draw:text-style-name="P1" draw:layer="layout" svg:width="12.11cm" svg:height="11cm" svg:x="14.5cm" svg:y="3cm" presentation:class="outline" presentation:user-transformed="true">
          <draw:text-box>
            <text:p>En cas d’erreur, la grille n’est pas affichée après une commande.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13cm" svg:x="0.4cm" svg:y="0.194cm" presentation:class="title" presentation:user-transformed="true">
          <draw:text-box>
            <text:p>Cas d’erreur : <text:span text:style-name="T4">mv</text:span></text:p>
          </draw:text-box>
        </draw:frame>
        <draw:frame presentation:style-name="pr5" draw:text-style-name="P7" draw:layer="layout" svg:width="12.1cm" svg:height="11.5cm" svg:x="1.4cm" svg:y="2.5cm" presentation:class="outline" presentation:user-transformed="true">
          <draw:text-box>
            <text:p text:style-name="P8"><text:span text:style-name="T8">&gt; mv @ 8</text:span></text:p>
            <text:p text:style-name="P8"><text:span text:style-name="T16">Erreur </text:span><text:span text:style-name="T8">: emplacement invalide</text:span></text:p>
            <text:p text:style-name="P8"><text:span text:style-name="T8"/></text:p>
            <text:p text:style-name="P8"><text:span text:style-name="T8">&gt; mv R 8</text:span></text:p>
            <text:p text:style-name="P8"><text:span text:style-name="T16">Erreur </text:span><text:span text:style-name="T8">: emplacement en dehors de la grille</text:span></text:p>
          </draw:text-box>
        </draw:frame>
        <draw:frame presentation:style-name="pr4" draw:text-style-name="P1" draw:layer="layout" svg:width="12.11cm" svg:height="11cm" svg:x="14.5cm" svg:y="3cm" presentation:class="outline" presentation:user-transformed="true">
          <draw:text-box>
            <text:p>Seuls les caractères alphanumériques sont autorisés.</text:p>
            <text:p/>
            <text:p>L’emplacement fourni doit se situer à l’intérieur de la grille.</text:p>
            <text:p>Pour une grille de 9 par 9 cases, cela correspond à :</text:p>
            <text:list text:style-name="L4">
              <text:list-item>
                <text:p>Chiffres : 1 à 9</text:p>
              </text:list-item>
              <text:list-item>
                <text:p>Lettres : A à 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13">On a pas à s’inquiéter des dépassements d’entier car la grille étant implémentée sous la forme d’un tableau, se taille ne pourra jamais dépasser celle du type utilisé pour représenter l’index (size_t).</text:p>
            </draw:text-box>
          </draw:frame>
        </presentation:notes>
      </draw:page>
      <draw:page draw:name="page12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13cm" svg:x="0.4cm" svg:y="0.194cm" presentation:class="title" presentation:user-transformed="true">
          <draw:text-box>
            <text:p>Cas d’erreur : <text:span text:style-name="T4">set</text:span></text:p>
          </draw:text-box>
        </draw:frame>
        <draw:frame presentation:style-name="pr5" draw:text-style-name="P7" draw:layer="layout" svg:width="12.1cm" svg:height="11.5cm" svg:x="1.4cm" svg:y="2.5cm" presentation:class="outline" presentation:user-transformed="true">
          <draw:text-box>
            <text:p text:style-name="P8"><text:span text:style-name="T8">&gt; set 18</text:span></text:p>
            <text:p text:style-name="P8"><text:span text:style-name="T16">Erreur </text:span><text:span text:style-name="T8">: chiffre entre 1 et 9 attendu</text:span></text:p>
            <text:p text:style-name="P8"><text:span text:style-name="T8"/></text:p>
            <text:p text:style-name="P8"><text:span text:style-name="T8">&gt; set 1.618</text:span></text:p>
            <text:p text:style-name="P8"><text:span text:style-name="T16">Erreur </text:span><text:span text:style-name="T8">: chiffre entre 1 et 9 attendu</text:span></text:p>
            <text:p text:style-name="P8"><text:span text:style-name="T8"/></text:p>
            <text:p text:style-name="P8"><text:span text:style-name="T8">&gt; set abc</text:span></text:p>
            <text:p text:style-name="P8"><text:span text:style-name="T16">Erreur </text:span><text:span text:style-name="T8">: chiffre entre 1 et 9 attendu</text:span></text:p>
          </draw:text-box>
        </draw:frame>
        <draw:frame presentation:style-name="pr4" draw:text-style-name="P12" draw:layer="layout" svg:width="12.11cm" svg:height="11cm" svg:x="14.5cm" svg:y="3cm" presentation:class="outline" presentation:user-transformed="true">
          <draw:text-box>
            <text:p text:style-name="P11">La commande <text:span text:style-name="T4">set</text:span> attend un chiffre compris entre 1 et 9.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Cas d’erreur : chiffre initial</text:p>
          </draw:text-box>
        </draw:frame>
        <draw:frame presentation:style-name="pr5" draw:text-style-name="P7" draw:layer="layout" svg:width="12.1cm" svg:height="11.5cm" svg:x="1.4cm" svg:y="2.5cm" presentation:class="outline" presentation:user-transformed="true">
          <draw:text-box>
            <text:p text:style-name="P8"><text:span text:style-name="T8">&gt; set 5</text:span></text:p>
            <text:p text:style-name="P8"><text:span text:style-name="T16">Erreur </text:span><text:span text:style-name="T8">: chiffre initial non modifiable</text:span></text:p>
            <text:p text:style-name="P8"><text:span text:style-name="T8"/></text:p>
            <text:p text:style-name="P8"><text:span text:style-name="T8">&gt; rm</text:span></text:p>
            <text:p text:style-name="P8"><text:span text:style-name="T16">Erreur </text:span><text:span text:style-name="T8">: chiffre initial non modifiable</text:span></text:p>
          </draw:text-box>
        </draw:frame>
        <draw:frame presentation:style-name="pr7" draw:layer="layout" svg:width="12.11cm" svg:height="11cm" svg:x="14.5cm" svg:y="3cm" presentation:class="outline" presentation:user-transformed="true">
          <draw:text-box>
            <text:p>Cas où le chiffre à la position actuelle est un chiffre initial.</text:p>
            <text:p>Ceux-ci ne peuvent pas être modifiés.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8T13:55:02.047930816</meta:creation-date>
    <meta:editing-duration>PT3H48M52S</meta:editing-duration>
    <meta:editing-cycles>58</meta:editing-cycles>
    <meta:generator>LibreOffice/7.3.7.2$Linux_X86_64 LibreOffice_project/30$Build-2</meta:generator>
    <dc:title>Portfolio</dc:title>
    <dc:date>2023-10-21T18:15:36.345021915</dc:date>
    <meta:document-statistic meta:object-count="121"/>
  </office:meta>
</office:document-meta>
</file>